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C0000000CB52A6DA9.png"/>
  <manifest:file-entry manifest:media-type="image/png" manifest:full-path="Pictures/100002000000000C0000000C98E6EAA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249cm" fo:margin-left="-0.191cm" style:page-number="0" table:align="left" style:writing-mode="lr-tb"/>
    </style:style>
    <style:style style:name="Tableau1.A" style:family="table-column">
      <style:table-column-properties style:column-width="8.124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2" style:family="table-row">
      <style:table-row-properties style:min-row-height="23.611cm" style:keep-together="true" fo:keep-together="auto"/>
    </style:style>
    <style:style style:name="Tableau2" style:family="table">
      <style:table-properties style:width="16.436cm" table:align="center" style:writing-mode="lr-tb"/>
    </style:style>
    <style:style style:name="Tableau2.A" style:family="table-column">
      <style:table-column-properties style:column-width="1.84cm"/>
    </style:style>
    <style:style style:name="Tableau2.B" style:family="table-column">
      <style:table-column-properties style:column-width="2.612cm"/>
    </style:style>
    <style:style style:name="Tableau2.C" style:family="table-column">
      <style:table-column-properties style:column-width="7.946cm"/>
    </style:style>
    <style:style style:name="Tableau2.D" style:family="table-column">
      <style:table-column-properties style:column-width="4.038cm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style:vertical-align="top" fo:background-color="#ffcc99" fo:padding-left="0.191cm" fo:padding-right="0.191cm" fo:padding-top="0cm" fo:padding-bottom="0cm" fo:border-left="0.035cm solid #800000" fo:border-right="none" fo:border-top="0.035cm solid #800000" fo:border-bottom="0.018cm solid #800000" style:writing-mode="lr-tb">
        <style:background-image/>
      </style:table-cell-properties>
    </style:style>
    <style:style style:name="Tableau2.B1" style:family="table-cell">
      <style:table-cell-properties style:vertical-align="top" fo:background-color="#ffcc99" fo:padding-left="0.191cm" fo:padding-right="0.191cm" fo:padding-top="0cm" fo:padding-bottom="0cm" fo:border-left="0.018cm solid #800000" fo:border-right="none" fo:border-top="0.035cm solid #800000" fo:border-bottom="0.018cm solid #800000" style:writing-mode="lr-tb">
        <style:background-image/>
      </style:table-cell-properties>
    </style:style>
    <style:style style:name="Tableau2.D1" style:family="table-cell">
      <style:table-cell-properties style:vertical-align="top" fo:background-color="#ffcc99" fo:padding-left="0.191cm" fo:padding-right="0.191cm" fo:padding-top="0cm" fo:padding-bottom="0cm" fo:border-left="0.018cm solid #800000" fo:border-right="0.035cm solid #800000" fo:border-top="0.035cm solid #800000" fo:border-bottom="0.018cm solid #800000" style:writing-mode="lr-tb">
        <style:background-image/>
      </style:table-cell-properties>
    </style:style>
    <style:style style:name="Tableau2.A2" style:family="table-cell">
      <style:table-cell-properties style:vertical-align="middle" fo:padding-left="0.191cm" fo:padding-right="0.191cm" fo:padding-top="0cm" fo:padding-bottom="0cm" fo:border-left="0.035cm solid #800000" fo:border-right="none" fo:border-top="0.018cm solid #800000" fo:border-bottom="0.035cm solid #800000" style:writing-mode="lr-tb"/>
    </style:style>
    <style:style style:name="Tableau2.B2" style:family="table-cell" style:data-style-name="N37">
      <style:table-cell-properties style:vertical-align="middle" fo:padding-left="0.191cm" fo:padding-right="0.191cm" fo:padding-top="0cm" fo:padding-bottom="0cm" fo:border-left="0.018cm solid #800000" fo:border-right="none" fo:border-top="0.018cm solid #800000" fo:border-bottom="0.035cm solid #800000" style:writing-mode="lr-tb"/>
    </style:style>
    <style:style style:name="Tableau2.C2" style:family="table-cell">
      <style:table-cell-properties style:vertical-align="middle" fo:padding-left="0.191cm" fo:padding-right="0.191cm" fo:padding-top="0cm" fo:padding-bottom="0cm" fo:border-left="0.018cm solid #800000" fo:border-right="none" fo:border-top="0.018cm solid #800000" fo:border-bottom="0.035cm solid #800000" style:writing-mode="lr-tb"/>
    </style:style>
    <style:style style:name="Tableau2.D2" style:family="table-cell">
      <style:table-cell-properties style:vertical-align="middle" fo:padding-left="0.191cm" fo:padding-right="0.191cm" fo:padding-top="0cm" fo:padding-bottom="0cm" fo:border-left="0.018cm solid #800000" fo:border-right="0.035cm solid #800000" fo:border-top="0.018cm solid #800000" fo:border-bottom="0.035cm solid #800000" style:writing-mode="lr-tb"/>
    </style:style>
    <style:style style:name="Tableau3" style:family="table">
      <style:table-properties style:width="16.436cm" table:align="center" style:writing-mode="lr-tb"/>
    </style:style>
    <style:style style:name="Tableau3.A" style:family="table-column">
      <style:table-column-properties style:column-width="6.634cm"/>
    </style:style>
    <style:style style:name="Tableau3.B" style:family="table-column">
      <style:table-column-properties style:column-width="9.802cm"/>
    </style:style>
    <style:style style:name="Tableau3.1" style:family="table-row">
      <style:table-row-properties style:keep-together="false" fo:keep-together="always"/>
    </style:style>
    <style:style style:name="Tableau3.A1" style:family="table-cell">
      <style:table-cell-properties style:vertical-align="top" fo:background-color="#ffcc99" fo:padding-left="0.191cm" fo:padding-right="0.191cm" fo:padding-top="0cm" fo:padding-bottom="0cm" fo:border-left="0.018cm solid #800000" fo:border-right="none" fo:border-top="0.035cm solid #800000" fo:border-bottom="0.018cm solid #800000" style:writing-mode="lr-tb">
        <style:background-image/>
      </style:table-cell-properties>
    </style:style>
    <style:style style:name="Tableau3.B1" style:family="table-cell">
      <style:table-cell-properties style:vertical-align="top" fo:background-color="#ffcc99" fo:padding-left="0.191cm" fo:padding-right="0.191cm" fo:padding-top="0cm" fo:padding-bottom="0cm" fo:border-left="0.018cm solid #800000" fo:border-right="0.035cm solid #800000" fo:border-top="0.035cm solid #800000" fo:border-bottom="0.018cm solid #800000" style:writing-mode="lr-tb">
        <style:background-image/>
      </style:table-cell-properties>
    </style:style>
    <style:style style:name="Tableau3.2" style:family="table-row">
      <style:table-row-properties style:min-row-height="0.6cm" style:keep-together="false" fo:keep-together="always"/>
    </style:style>
    <style:style style:name="Tableau3.A2" style:family="table-cell">
      <style:table-cell-properties style:vertical-align="top" fo:padding-left="0.191cm" fo:padding-right="0.191cm" fo:padding-top="0cm" fo:padding-bottom="0cm" fo:border-left="0.018cm solid #800000" fo:border-right="none" fo:border-top="0.018cm solid #800000" fo:border-bottom="0.035cm solid #800000" style:writing-mode="lr-tb"/>
    </style:style>
    <style:style style:name="Tableau3.B2" style:family="table-cell">
      <style:table-cell-properties style:vertical-align="top" fo:padding-left="0.191cm" fo:padding-right="0.191cm" fo:padding-top="0cm" fo:padding-bottom="0cm" fo:border-left="0.018cm solid #800000" fo:border-right="0.035cm solid #800000" fo:border-top="0.018cm solid #800000" fo:border-bottom="0.035cm solid #800000" style:writing-mode="lr-tb"/>
    </style:style>
    <style:style style:name="Tableau4" style:family="table">
      <style:table-properties style:width="16.404cm" fo:margin-left="-0.199cm" fo:margin-right="-0.208cm" table:align="margins" style:writing-mode="lr-tb"/>
    </style:style>
    <style:style style:name="Tableau4.A" style:family="table-column">
      <style:table-column-properties style:column-width="7.805cm" style:rel-column-width="31181*"/>
    </style:style>
    <style:style style:name="Tableau4.B" style:family="table-column">
      <style:table-column-properties style:column-width="8.599cm" style:rel-column-width="34354*"/>
    </style:style>
    <style:style style:name="Tableau4.1" style:family="table-row">
      <style:table-row-properties style:keep-together="false" fo:keep-together="always"/>
    </style:style>
    <style:style style:name="Tableau4.A1" style:family="table-cell">
      <style:table-cell-properties style:vertical-align="top" fo:background-color="#ffcc99" fo:padding-left="0.191cm" fo:padding-right="0.191cm" fo:padding-top="0cm" fo:padding-bottom="0cm" fo:border-left="0.018cm solid #800000" fo:border-right="none" fo:border-top="0.035cm solid #800000" fo:border-bottom="0.018cm solid #800000" style:writing-mode="lr-tb">
        <style:background-image/>
      </style:table-cell-properties>
    </style:style>
    <style:style style:name="Tableau4.B1" style:family="table-cell">
      <style:table-cell-properties style:vertical-align="top" fo:background-color="#ffcc99" fo:padding-left="0.191cm" fo:padding-right="0.191cm" fo:padding-top="0cm" fo:padding-bottom="0cm" fo:border-left="0.018cm solid #800000" fo:border-right="0.035cm solid #800000" fo:border-top="0.035cm solid #800000" fo:border-bottom="0.018cm solid #800000" style:writing-mode="lr-tb">
        <style:background-image/>
      </style:table-cell-properties>
    </style:style>
    <style:style style:name="Tableau4.2" style:family="table-row">
      <style:table-row-properties style:min-row-height="0.6cm" style:keep-together="false" fo:keep-together="always"/>
    </style:style>
    <style:style style:name="Tableau4.A2" style:family="table-cell">
      <style:table-cell-properties style:vertical-align="top" fo:padding-left="0.191cm" fo:padding-right="0.191cm" fo:padding-top="0cm" fo:padding-bottom="0cm" fo:border-left="0.018cm solid #800000" fo:border-right="none" fo:border-top="0.018cm solid #800000" fo:border-bottom="0.018cm solid #800000" style:writing-mode="lr-tb"/>
    </style:style>
    <style:style style:name="Tableau4.B2" style:family="table-cell">
      <style:table-cell-properties style:vertical-align="top" fo:padding-left="0.191cm" fo:padding-right="0.191cm" fo:padding-top="0cm" fo:padding-bottom="0cm" fo:border-left="0.018cm solid #800000" fo:border-right="0.035cm solid #800000" fo:border-top="0.018cm solid #800000" fo:border-bottom="0.018cm solid #800000" style:writing-mode="lr-tb"/>
    </style:style>
    <style:style style:name="Tableau4.A4" style:family="table-cell">
      <style:table-cell-properties style:vertical-align="top" fo:padding-left="0.191cm" fo:padding-right="0.191cm" fo:padding-top="0cm" fo:padding-bottom="0cm" fo:border-left="0.018cm solid #800000" fo:border-right="none" fo:border-top="0.018cm solid #800000" fo:border-bottom="0.035cm solid #800000" style:writing-mode="lr-tb"/>
    </style:style>
    <style:style style:name="Tableau4.B4" style:family="table-cell">
      <style:table-cell-properties style:vertical-align="top" fo:padding-left="0.191cm" fo:padding-right="0.191cm" fo:padding-top="0cm" fo:padding-bottom="0cm" fo:border-left="0.018cm solid #800000" fo:border-right="0.035cm solid #800000" fo:border-top="0.018cm solid #800000" fo:border-bottom="0.035cm solid #800000" style:writing-mode="lr-tb"/>
    </style:style>
    <style:style style:name="Tableau5" style:family="table">
      <style:table-properties style:width="16.773cm" table:align="center" style:writing-mode="lr-tb"/>
    </style:style>
    <style:style style:name="Tableau5.A" style:family="table-column">
      <style:table-column-properties style:column-width="3.353cm"/>
    </style:style>
    <style:style style:name="Tableau5.B" style:family="table-column">
      <style:table-column-properties style:column-width="4.763cm"/>
    </style:style>
    <style:style style:name="Tableau5.C" style:family="table-column">
      <style:table-column-properties style:column-width="8.657cm"/>
    </style:style>
    <style:style style:name="Tableau5.1" style:family="table-row">
      <style:table-row-properties style:keep-together="false" fo:keep-together="always"/>
    </style:style>
    <style:style style:name="Tableau5.A1" style:family="table-cell">
      <style:table-cell-properties style:vertical-align="top" fo:background-color="#ffcc99" fo:padding-left="0.191cm" fo:padding-right="0.191cm" fo:padding-top="0cm" fo:padding-bottom="0cm" fo:border-left="0.035cm solid #800000" fo:border-right="none" fo:border-top="0.035cm solid #800000" fo:border-bottom="0.018cm solid #800000" style:writing-mode="lr-tb">
        <style:background-image/>
      </style:table-cell-properties>
    </style:style>
    <style:style style:name="Tableau5.B1" style:family="table-cell">
      <style:table-cell-properties style:vertical-align="top" fo:background-color="#ffcc99" fo:padding-left="0.191cm" fo:padding-right="0.191cm" fo:padding-top="0cm" fo:padding-bottom="0cm" fo:border-left="0.018cm solid #800000" fo:border-right="none" fo:border-top="0.035cm solid #800000" fo:border-bottom="0.018cm solid #800000" style:writing-mode="lr-tb">
        <style:background-image/>
      </style:table-cell-properties>
    </style:style>
    <style:style style:name="Tableau5.C1" style:family="table-cell">
      <style:table-cell-properties style:vertical-align="top" fo:background-color="#ffcc99" fo:padding-left="0.191cm" fo:padding-right="0.191cm" fo:padding-top="0cm" fo:padding-bottom="0cm" fo:border-left="0.018cm solid #800000" fo:border-right="0.035cm solid #800000" fo:border-top="0.035cm solid #800000" fo:border-bottom="0.018cm solid #800000" style:writing-mode="lr-tb">
        <style:background-image/>
      </style:table-cell-properties>
    </style:style>
    <style:style style:name="Tableau5.2" style:family="table-row">
      <style:table-row-properties style:min-row-height="0.801cm" style:keep-together="false" fo:keep-together="always"/>
    </style:style>
    <style:style style:name="Tableau5.A2" style:family="table-cell">
      <style:table-cell-properties style:vertical-align="top" fo:padding-left="0.191cm" fo:padding-right="0.191cm" fo:padding-top="0cm" fo:padding-bottom="0cm" fo:border-left="0.035cm solid #800000" fo:border-right="none" fo:border-top="0.018cm solid #800000" fo:border-bottom="0.018cm solid #800000" style:writing-mode="lr-tb"/>
    </style:style>
    <style:style style:name="Tableau5.B2" style:family="table-cell">
      <style:table-cell-properties style:vertical-align="top" fo:padding-left="0.191cm" fo:padding-right="0.191cm" fo:padding-top="0cm" fo:padding-bottom="0cm" fo:border-left="0.018cm solid #800000" fo:border-right="none" fo:border-top="0.018cm solid #800000" fo:border-bottom="0.018cm solid #800000" style:writing-mode="lr-tb"/>
    </style:style>
    <style:style style:name="Tableau5.C2" style:family="table-cell">
      <style:table-cell-properties style:vertical-align="top" fo:padding-left="0.191cm" fo:padding-right="0.191cm" fo:padding-top="0cm" fo:padding-bottom="0cm" fo:border-left="0.018cm solid #800000" fo:border-right="0.035cm solid #800000" fo:border-top="0.018cm solid #800000" fo:border-bottom="0.018cm solid #800000" style:writing-mode="lr-tb"/>
    </style:style>
    <style:style style:name="Tableau5.A3" style:family="table-cell">
      <style:table-cell-properties style:vertical-align="top" fo:padding-left="0.191cm" fo:padding-right="0.191cm" fo:padding-top="0cm" fo:padding-bottom="0cm" fo:border-left="0.035cm solid #800000" fo:border-right="none" fo:border-top="0.018cm solid #800000" fo:border-bottom="0.035cm solid #800000" style:writing-mode="lr-tb"/>
    </style:style>
    <style:style style:name="Tableau5.B3" style:family="table-cell">
      <style:table-cell-properties style:vertical-align="top" fo:padding-left="0.191cm" fo:padding-right="0.191cm" fo:padding-top="0cm" fo:padding-bottom="0cm" fo:border-left="0.018cm solid #800000" fo:border-right="none" fo:border-top="0.018cm solid #800000" fo:border-bottom="0.035cm solid #800000" style:writing-mode="lr-tb"/>
    </style:style>
    <style:style style:name="Tableau5.C3" style:family="table-cell">
      <style:table-cell-properties style:vertical-align="top" fo:padding-left="0.191cm" fo:padding-right="0.191cm" fo:padding-top="0cm" fo:padding-bottom="0cm" fo:border-left="0.018cm solid #800000" fo:border-right="0.035cm solid #800000" fo:border-top="0.018cm solid #800000" fo:border-bottom="0.035cm solid #800000" style:writing-mode="lr-tb"/>
    </style:style>
    <style:style style:name="P1" style:family="paragraph" style:parent-style-name="Text_20_body">
      <style:text-properties style:text-underline-style="non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color="#800000" style:font-name="Arial" fo:font-size="13pt" fo:font-weight="bold" style:font-size-asian="13pt" style:font-weight-asian="bold" style:font-name-complex="Arial" style:font-size-complex="13pt"/>
    </style:style>
    <style:style style:name="P4" style:family="paragraph" style:parent-style-name="Standard">
      <style:paragraph-properties fo:text-align="end" style:justify-single-word="false" style:snap-to-layout-grid="false"/>
      <style:text-properties fo:color="#800000" style:font-name="Arial" fo:font-size="13pt" fo:font-weight="bold" style:font-size-asian="13pt" style:font-weight-asian="bold" style:font-name-complex="Arial" style:font-size-complex="13pt"/>
    </style:style>
    <style:style style:name="P5" style:family="paragraph" style:parent-style-name="Standard">
      <style:paragraph-properties style:snap-to-layout-grid="false"/>
      <style:text-properties fo:color="#800000" style:font-name="Arial" fo:font-size="13pt" fo:language="zxx" fo:country="none" fo:font-weight="bold" style:font-size-asian="13pt" style:language-asian="zxx" style:country-asian="none" style:font-weight-asian="bold" style:font-name-complex="Arial" style:font-size-complex="13pt"/>
    </style:style>
    <style:style style:name="P6" style:family="paragraph" style:parent-style-name="Standard">
      <style:paragraph-properties fo:text-align="center" style:justify-single-word="false" style:snap-to-layout-grid="false"/>
    </style:style>
    <style:style style:name="P7" style:family="paragraph" style:parent-style-name="Standard">
      <style:paragraph-properties fo:margin-top="0.106cm" fo:margin-bottom="0.106cm" fo:text-align="center" style:justify-single-word="false" fo:keep-with-next="always" style:snap-to-layout-grid="false"/>
      <style:text-properties fo:font-weight="bold" style:font-weight-asian="bold"/>
    </style:style>
    <style:style style:name="P8" style:family="paragraph" style:parent-style-name="Standard">
      <style:paragraph-properties fo:margin-top="0.106cm" fo:margin-bottom="0.106cm" fo:text-align="center" style:justify-single-word="false" fo:keep-with-next="always" style:snap-to-layout-grid="false"/>
      <style:text-properties fo:language="en" fo:country="GB" fo:font-weight="bold" style:font-weight-asian="bold"/>
    </style:style>
    <style:style style:name="P9" style:family="paragraph" style:parent-style-name="Heading_20_for_20_Summary">
      <style:paragraph-properties fo:margin-top="0.106cm" fo:margin-bottom="0.106cm" fo:keep-with-next="always" style:snap-to-layout-grid="false"/>
    </style:style>
    <style:style style:name="P10" style:family="paragraph" style:parent-style-name="Tabletext">
      <style:paragraph-properties fo:margin-top="0cm" fo:margin-bottom="0cm" fo:line-height="100%" fo:text-align="center" style:justify-single-word="false" fo:keep-together="auto" fo:orphans="2" fo:widows="2" style:snap-to-layout-grid="false"/>
    </style:style>
    <style:style style:name="P11" style:family="paragraph" style:parent-style-name="Heading_20_2">
      <style:text-properties fo:font-style="italic" style:font-style-asian="italic"/>
    </style:style>
    <style:style style:name="P12" style:family="paragraph" style:parent-style-name="Heading_20_2">
      <style:text-properties style:text-underline-style="none"/>
    </style:style>
    <style:style style:name="P13" style:family="paragraph" style:parent-style-name="Heading_20_1" style:master-page-name="Conversion_20_3">
      <style:paragraph-properties style:page-number="auto">
        <style:tab-stops>
          <style:tab-stop style:position="15.984cm" style:type="right" style:leader-style="dotted" style:leader-text="."/>
        </style:tab-stops>
      </style:paragraph-properties>
    </style:style>
    <style:style style:name="P14" style:family="paragraph" style:parent-style-name="Heading_20_1" style:master-page-name="Conversion_20_4">
      <style:paragraph-properties style:page-number="auto"/>
    </style:style>
    <style:style style:name="P15" style:family="paragraph" style:parent-style-name="Heading_20_1" style:master-page-name="Conversion_20_5">
      <style:paragraph-properties style:page-number="auto"/>
    </style:style>
    <style:style style:name="P16" style:family="paragraph" style:parent-style-name="Heading_20_1" style:master-page-name="Conversion_20_7">
      <style:paragraph-properties style:page-number="auto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Titre_20_1_20_sans_20_numérotation" style:master-page-name="Conversion_20_2">
      <style:paragraph-properties style:page-number="auto"/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2" style:family="paragraph" style:parent-style-name="Liste_20_à_20_puces">
      <style:paragraph-properties fo:margin-left="1.6cm" fo:margin-right="0cm" fo:text-indent="-0.7cm" style:auto-text-indent="false"/>
    </style:style>
    <style:style style:name="P23" style:family="paragraph" style:parent-style-name="Text_20_body" style:list-style-name="L1"/>
    <style:style style:name="P24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P25" style:family="paragraph" style:parent-style-name="Text_20_body" style:list-style-name="L1">
      <style:text-properties style:text-underline-style="none"/>
    </style:style>
    <style:style style:name="P26" style:family="paragraph" style:parent-style-name="Text_20_body" style:list-style-name="L3">
      <style:text-properties style:text-underline-style="none"/>
    </style:style>
    <style:style style:name="P27" style:family="paragraph" style:parent-style-name="Text_20_body" style:list-style-name="L5"/>
    <style:style style:name="P28" style:family="paragraph" style:parent-style-name="Text_20_body" style:list-style-name="L2">
      <style:paragraph-properties fo:margin-left="2.498cm" fo:margin-right="0cm" fo:text-indent="-0.635cm" style:auto-text-indent="false"/>
      <style:text-properties style:text-underline-style="none"/>
    </style:style>
    <style:style style:name="P29" style:family="paragraph" style:parent-style-name="Text_20_body" style:list-style-name="L1">
      <style:paragraph-properties fo:margin-left="1.249cm" fo:margin-right="0cm" fo:text-indent="-0.635cm" style:auto-text-indent="false"/>
      <style:text-properties style:text-underline-style="none"/>
    </style:style>
    <style:style style:name="P30" style:family="paragraph" style:parent-style-name="Text_20_body">
      <style:paragraph-properties fo:orphans="2" fo:widows="2" style:writing-mode="lr-tb"/>
      <style:text-properties style:use-window-font-color="true" style:font-name="Times New Roman" fo:font-size="12pt" fo:language="fr" fo:country="FR" style:text-underline-style="none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P31" style:family="paragraph" style:parent-style-name="Text_20_body" style:list-style-name="L4">
      <style:paragraph-properties fo:orphans="2" fo:widows="2" style:writing-mode="lr-tb"/>
    </style:style>
    <style:style style:name="P32" style:family="paragraph">
      <style:paragraph-properties style:writing-mode="lr-tb"/>
    </style:style>
    <style:style style:name="P33" style:family="paragraph">
      <style:paragraph-properties style:writing-mode="lr-tb"/>
      <style:text-properties style:font-name="Times New Roman1" fo:font-size="48pt" fo:letter-spacing="0.001cm" fo:font-style="normal" fo:font-weight="normal" style:font-name-asian="Times New Roman1" style:font-name-complex="Times New Roman1"/>
    </style:style>
    <style:style style:name="T1" style:family="text">
      <style:text-properties fo:font-size="10pt" style:font-name-asian="Times New Roman" style:font-size-asian="10pt" style:font-size-complex="10pt" text:display="none"/>
    </style:style>
    <style:style style:name="T2" style:family="text">
      <style:text-properties style:text-underline-style="none"/>
    </style:style>
    <style:style style:name="T3" style:family="text">
      <style:text-properties style:use-window-font-color="true" style:font-name="Times New Roman" fo:font-size="12pt" fo:language="fr" fo:country="FR" style:text-underline-style="none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T4" style:family="text">
      <style:text-properties style:font-name="Times New Roman1" fo:font-size="48pt" fo:letter-spacing="0.001cm" fo:font-style="normal" fo:font-weight="normal" style:font-name-asian="Times New Roman1" style:font-name-complex="Times New Roman1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336699" draw:textarea-horizontal-align="center" draw:textarea-vertical-align="top" draw:auto-grow-height="false" draw:fit-to-size="false" fo:padding-top="0.229cm" fo:padding-bottom="0.229cm" fo:padding-left="0.441cm" fo:padding-right="0.441cm" fo:wrap-option="wrap" draw:shadow="visible" draw:shadow-offset-x="0.106cm" draw:shadow-offset-y="0.062cm" draw:shadow-color="#b2b2b2" draw:shadow-opacity="80%"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tru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 table:style-name="Tableau1.1">
          <table:table-cell table:style-name="Tableau1.A1" office:value-type="string">
            <text:p text:style-name="P3"><text:subject/>QCM</text:p>
          </table:table-cell>
          <table:table-cell table:style-name="Tableau1.A1" office:value-type="string">
            <text:p text:style-name="P4">Cahier de test</text:p>
          </table:table-cell>
        </table:table-row>
        <table:table-row table:style-name="Tableau1.2">
          <table:table-cell table:style-name="Tableau1.A1" table:number-columns-spanned="2" office:value-type="string">
            <text:p text:style-name="P5"><draw:custom-shape text:anchor-type="char" draw:z-index="0" draw:style-name="gr1" draw:text-style-name="P33" svg:width="13.562cm" svg:height="4.419cm" svg:x="1.383cm" svg:y="2.96cm"><text:p text:style-name="P32"><text:span text:style-name="T4">Cahier de tes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3">ENI 2011</text:p>
          </table:table-cell>
          <table:table-cell table:style-name="Tableau1.A1" office:value-type="string">
            <text:p text:style-name="P4">V1.0</text:p>
          </table:table-cell>
        </table:table-row>
      </table:table>
      <text:list xml:id="list34200904" text:style-name="WW8Num3">
        <text:list-item>
          <text:p text:style-name="Titre_20_1_20_sans_20_numérotation"><text:soft-page-break/>Historique des révisions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2">Version</text:p>
          </table:table-cell>
          <table:table-cell table:style-name="Tableau2.B1" office:value-type="string">
            <text:p text:style-name="P2">Date</text:p>
          </table:table-cell>
          <table:table-cell table:style-name="Tableau2.B1" office:value-type="string">
            <text:p text:style-name="P2">Modification</text:p>
          </table:table-cell>
          <table:table-cell table:style-name="Tableau2.D1" office:value-type="string">
            <text:p text:style-name="P2">Auteur</text:p>
          </table:table-cell>
        </table:table-row>
        <table:table-row table:style-name="Tableau2.1">
          <table:table-cell table:style-name="Tableau2.A2" office:value-type="string">
            <text:p text:style-name="P2">V1.0</text:p>
          </table:table-cell>
          <table:table-cell table:style-name="Tableau2.B2" office:value-type="date" office:date-value="2011-03-24">
            <text:p text:style-name="P2">24/03/11</text:p>
          </table:table-cell>
          <table:table-cell table:style-name="Tableau2.C2" office:value-type="string">
            <text:p text:style-name="P2">Création du document</text:p>
          </table:table-cell>
          <table:table-cell table:style-name="Tableau2.D2" office:value-type="string">
            <text:p text:style-name="P2">Bertrand FAVREAU</text:p>
          </table:table-cell>
        </table:table-row>
      </table:table>
      <text:list xml:id="list36445577" text:continue-numbering="true" text:style-name="WW8Num3">
        <text:list-item>
          <text:p text:style-name="P18">Table des matières</text:p>
        </text:list-item>
      </text:list>
      <text:table-of-content text:style-name="Sect1" text:name="Table des matière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Titre_20_1_20_sans_20_numérotation"/>
          </text:index-source-styles>
          <text:index-source-styles text:outline-level="2">
            <text:index-source-style text:style-name="Titre_20_2_20_sans_20_numérotation"/>
          </text:index-source-styles>
          <text:index-source-styles text:outline-level="3">
            <text:index-source-style text:style-name="Titre_20_3_20_sans_20_numérotation"/>
          </text:index-source-styles>
        </text:table-of-content-source>
        <text:index-body>
          <text:p text:style-name="P21"><text:s/>Historique des révisions<text:tab/>2</text:p>
          <text:p text:style-name="P21"><text:s/>Table des matières<text:tab/>3</text:p>
          <text:p text:style-name="P21">1. Introduction<text:tab/>4</text:p>
          <text:p text:style-name="P20">1.1. <text:s/>Objectif<text:tab/>4</text:p>
          <text:p text:style-name="P20">1.2. <text:s/>Portée<text:tab/>4</text:p>
          <text:p text:style-name="P21">2. Documents applicables et de référence<text:tab/>5</text:p>
          <text:p text:style-name="P20">2.1. <text:s/>Documents de référence<text:tab/>5</text:p>
          <text:p text:style-name="P21">3. Pré-requis<text:tab/>6</text:p>
          <text:p text:style-name="P20">3.1. <text:s/>Eléments à tester<text:tab/>6</text:p>
          <text:p text:style-name="P20">3.2. <text:s/>Environnement de test<text:tab/>6</text:p>
          <text:p text:style-name="P20">3.3. <text:s/>Equipe de test<text:tab/>6</text:p>
          <text:p text:style-name="P21">4. Scénarios <text:tab/>7</text:p>
          <text:p text:style-name="P20">4.1. <text:s/>Écran « Gestion des tests »:<text:tab/>7</text:p>
          <text:p text:style-name="P19">4.1.1. <text:s/>Scénario 1<text:tab/>7</text:p>
          <text:p text:style-name="P20">4.2. <text:s/>Écran « Gestion des sections»:<text:tab/>7</text:p>
          <text:p text:style-name="P20">4.3. <text:s/>Écran « Question»:<text:tab/>8</text:p>
          <text:p text:style-name="P20">4.4. <text:s/>Écran « Gestion des examens»:<text:tab/>8</text:p>
        </text:index-body>
      </text:table-of-content>
      <text:h text:style-name="P13" text:outline-level="1">Introduction</text:h>
      <text:h text:style-name="Heading_20_2" text:outline-level="2">Objectif</text:h>
      <text:p text:style-name="Paragraphe">Ce document spécifie un ensemble de cas de test du logiciel QCM. Ces cas de test sont regroupés en scénarios.</text:p>
      <text:h text:style-name="Heading_20_2" text:outline-level="2">Portée</text:h>
      <text:p text:style-name="Paragraphe">Le cahier de test est destiné aux membres de l’équipe et aux superviseurs du projet.</text:p>
      <text:h text:style-name="P14" text:outline-level="1">Documents applicables et de référence</text:h>
      <text:h text:style-name="P11" text:outline-level="2" text:is-list-header="true"/>
      <text:h text:style-name="Heading_20_2" text:outline-level="2">Documents de référence</text:h>
      <text:list xml:id="list34187636" text:style-name="WW8Num2">
        <text:list-item>
          <text:p text:style-name="Liste_20_à_20_puces">Cas d’utilisations</text:p>
        </text:list-item>
        <text:list-item>
          <text:p text:style-name="Liste_20_à_20_puces">Software Application document QCM</text:p>
        </text:list-item>
        <text:list-item>
          <text:p text:style-name="Liste_20_à_20_puces">Glossaire</text:p>
          <text:p text:style-name="P22"/>
        </text:list-item>
      </text:list>
      <text:h text:style-name="P15" text:outline-level="1">Pré-requis</text:h>
      <text:p text:style-name="Paragraphe">L’exécution des cas de test spécifiés au chapitre suivant requiert :</text:p>
      <text:list xml:id="list36471585" text:continue-numbering="true" text:style-name="WW8Num2">
        <text:list-item>
          <text:p text:style-name="Liste_20_à_20_puces">le personnel en charge de l’exécution effective des tests ;</text:p>
        </text:list-item>
        <text:list-item>
          <text:p text:style-name="Liste_20_à_20_puces">une copie du plan de test ;</text:p>
        </text:list-item>
        <text:list-item>
          <text:p text:style-name="Liste_20_à_20_puces">des fiches d’anomalies vierges.</text:p>
        </text:list-item>
      </text:list>
      <text:h text:style-name="Heading_20_2" text:outline-level="2">Eléments à tester</text:h>
      <text:p text:style-name="Paragraphe">Le tableau ci-dessous liste les éléments à tester conformément au plan de test.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9">Description/Titre</text:p>
          </table:table-cell>
          <table:table-cell table:style-name="Tableau3.B1" office:value-type="string">
            <text:p text:style-name="P7">Référence/Version #</text:p>
          </table:table-cell>
        </table:table-row>
        <table:table-row table:style-name="Tableau3.2">
          <table:table-cell table:style-name="Tableau3.A2" office:value-type="string">
            <text:p text:style-name="P2">QCM</text:p>
          </table:table-cell>
          <table:table-cell table:style-name="Tableau3.B2" office:value-type="string">
            <text:p text:style-name="P2">Version 1 de l’application QCM</text:p>
          </table:table-cell>
        </table:table-row>
      </table:table>
      <text:h text:style-name="Heading_20_2" text:outline-level="2">Environnement de test</text:h>
      <text:p text:style-name="Paragraphe">Le tableau ci dessous décrit la configuration de test conformément au plan de test.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7">Description/Titre</text:p>
          </table:table-cell>
          <table:table-cell table:style-name="Tableau4.B1" office:value-type="string">
            <text:p text:style-name="P8">Nom</text:p>
          </table:table-cell>
        </table:table-row>
        <table:table-row table:style-name="Tableau4.2">
          <table:table-cell table:style-name="Tableau4.A2" office:value-type="string">
            <text:p text:style-name="P2">Base de donnée SQL</text:p>
          </table:table-cell>
          <table:table-cell table:style-name="Tableau4.B2" office:value-type="string">
            <text:p text:style-name="P2"/>
          </table:table-cell>
        </table:table-row>
        <table:table-row table:style-name="Tableau4.2">
          <table:table-cell table:style-name="Tableau4.A2" office:value-type="string">
            <text:p text:style-name="P2">JAVA 1.5</text:p>
          </table:table-cell>
          <table:table-cell table:style-name="Tableau4.B2" office:value-type="string">
            <text:p text:style-name="P2"/>
          </table:table-cell>
        </table:table-row>
        <table:table-row table:style-name="Tableau4.2">
          <table:table-cell table:style-name="Tableau4.A4" office:value-type="string">
            <text:p text:style-name="P2">J2EE</text:p>
          </table:table-cell>
          <table:table-cell table:style-name="Tableau4.B4" office:value-type="string">
            <text:p text:style-name="P2"/>
          </table:table-cell>
        </table:table-row>
      </table:table>
      <text:h text:style-name="Heading_20_2" text:outline-level="2">Equipe de test</text:h>
      <text:p text:style-name="Paragraphe">Le tableau ci dessous présente les ressources en charge d’exécuter les tests conformément au plan de test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7">Identificateur</text:p>
          </table:table-cell>
          <table:table-cell table:style-name="Tableau5.B1" office:value-type="string">
            <text:p text:style-name="P7">Fonctions/Organisation</text:p>
          </table:table-cell>
          <table:table-cell table:style-name="Tableau5.C1" office:value-type="string">
            <text:p text:style-name="P7">Nom</text:p>
          </table:table-cell>
        </table:table-row>
        <table:table-row table:style-name="Tableau5.2">
          <table:table-cell table:style-name="Tableau5.A2" office:value-type="string">
            <text:p text:style-name="P6">[TESTEUR - 1]</text:p>
          </table:table-cell>
          <table:table-cell table:style-name="Tableau5.B2" office:value-type="string">
            <text:p text:style-name="P6">Responsable / Exécutant</text:p>
          </table:table-cell>
          <table:table-cell table:style-name="Tableau5.C2" office:value-type="string">
            <text:p text:style-name="P10">Bruno MARTIN</text:p>
          </table:table-cell>
        </table:table-row>
        <table:table-row table:style-name="Tableau5.2">
          <table:table-cell table:style-name="Tableau5.A3" office:value-type="string">
            <text:p text:style-name="P6">[TESTEUR - 2]</text:p>
          </table:table-cell>
          <table:table-cell table:style-name="Tableau5.B3" office:value-type="string">
            <text:p text:style-name="P6">Exécutant</text:p>
          </table:table-cell>
          <table:table-cell table:style-name="Tableau5.C3" office:value-type="string">
            <text:p text:style-name="P6">Tous les membres du groupe</text:p>
          </table:table-cell>
        </table:table-row>
      </table:table>
      <text:h text:style-name="P16" text:outline-level="1">Scénarios </text:h>
      <text:h text:style-name="Heading_20_2" text:outline-level="2">Écran « Gestion des tests »:</text:h>
      <text:h text:style-name="Heading_20_3" text:outline-level="3">Scénario 1</text:h>
      <text:h text:style-name="Heading_20_4" text:outline-level="4">Création modification d'un test</text:h>
      <text:list xml:id="list34183379" text:style-name="L1">
        <text:list-item>
          <text:p text:style-name="P23">Lors de la première utilisation Vérifier que lorsque l'on clique sur le bouton « + » dans la partie gauche en bas que l'écran gestion des tests apparaisse avec tous les champs à blanc.</text:p>
        </text:list-item>
        <text:list-item>
          <text:p text:style-name="P23">Le nom, la durée et le seuil de réussite sont obligatoires</text:p>
        </text:list-item>
        <text:list-item>
          <text:p text:style-name="P23">La durée et le seuil ne peuvent être renseigné que par des caractères numériques</text:p>
        </text:list-item>
        <text:list-item>
          <text:p text:style-name="P24">Les sections:</text:p>
          <text:p text:style-name="P25">Pour créer une section il faut cliquer sur le bouton « + » situé en bas de ce datagrid</text:p>
        </text:list-item>
      </text:list>
      <text:p text:style-name="P1"><text:tab/>On peut alors saisir un libellé qui ne doit pas déjà exister</text:p>
      <text:list xml:id="list34182010" text:style-name="L2">
        <text:list-item>
          <text:p text:style-name="P28">Tester la saisie de 2 libellés identiques</text:p>
        </text:list-item>
        <text:list-item>
          <text:p text:style-name="P28">Un double clic sur une section doit renvoyer l'écran « Gestion des sections »</text:p>
        </text:list-item>
      </text:list>
      <text:list xml:id="list36462182" text:continue-list="list34183379" text:style-name="L1">
        <text:list-item>
          <text:list>
            <text:list-header>
              <text:p text:style-name="P29">Les sections saisies doivent apparaître dans la liste sous le test</text:p>
            </text:list-header>
          </text:list>
        </text:list-item>
        <text:list-item>
          <text:p text:style-name="P25"><text:s/>Validation d'un test</text:p>
          <text:p text:style-name="P25">Valider l'écran une fois que tous les champs sont saisies sortir de l'écran <text:s/>et vérifier</text:p>
          <text:p text:style-name="P25">que le test existante lors du retour sur l'écran.</text:p>
        </text:list-item>
        <text:list-item>
          <text:p text:style-name="P25">Annulation</text:p>
        </text:list-item>
        <text:list-item>
          <text:p text:style-name="P25">Suppression</text:p>
        </text:list-item>
        <text:list-item>
          <text:p text:style-name="P25">Rechercher</text:p>
        </text:list-item>
      </text:list>
      <text:h text:style-name="P12" text:outline-level="2">Écran « Gestion des sections»:</text:h>
      <text:list xml:id="list34192594" text:style-name="L3">
        <text:list-header>
          <text:p text:style-name="P26">Dans la liste, lorsque l'on clic sur une section d'un test toutes les questions se rapportant à cette section et non encore sélectionné doivent apparaître dans la fenêtre de gauche, les autres à droite.</text:p>
        </text:list-header>
        <text:list-item>
          <text:p text:style-name="P26">Vérifier la bascule avec les flèches entre la partie gauche et la partie droite.</text:p>
        </text:list-item>
        <text:list-item>
          <text:p text:style-name="P26">Vérifier les boutons sélectionner tout et déselectionner tout.</text:p>
        </text:list-item>
        <text:list-item>
          <text:p text:style-name="P26">Le compteur du nombre de section doit évoluer en conséquence.</text:p>
        </text:list-item>
        <text:list-item>
          <text:p text:style-name="P26">On peut valider la section que lorsque le nombre de questions sélectionnés est supérieur ou égal au nombre total de questions</text:p>
        </text:list-item>
        <text:list-item>
          <text:p text:style-name="P26">Ajouter une section déjà existant doit provoquer un message d'erreur.</text:p>
        </text:list-item>
        <text:list-item>
          <text:p text:style-name="P26">Tester rechercher par section ou par <text:s/>thème</text:p>
          <text:p text:style-name="P26"/>
        </text:list-item>
      </text:list>
      <text:h text:style-name="Heading_20_2" text:outline-level="2"><text:soft-page-break/><text:span text:style-name="T2">Écran « Question»:</text:span></text:h>
      <text:list xml:id="list34283246" text:style-name="L4">
        <text:list-item>
          <text:p text:style-name="P31"><text:span text:style-name="T3">Énoncé, type de question et thème sont obligatoire</text:span></text:p>
        </text:list-item>
        <text:list-item>
          <text:p text:style-name="P31"><text:span text:style-name="T3">Le libellé de la question doit-être unique </text:span></text:p>
        </text:list-item>
        <text:list-item>
          <text:p text:style-name="P31"><text:span text:style-name="T3">Si le type de question est avec un choix unique de réponse une seule case réponse correct doit-être coché.</text:span></text:p>
        </text:list-item>
        <text:list-item>
          <text:p text:style-name="P31"><text:span text:style-name="T3">Pas de réponse identique possible</text:span></text:p>
        </text:list-item>
        <text:list-item>
          <text:p text:style-name="P31"><text:span text:style-name="T3">On ne peut valider la question que s'il existe au moins 2 réponses de créer</text:span></text:p>
        </text:list-item>
        <text:list-item>
          <text:p text:style-name="P31"><text:span text:style-name="T3">Tester la mise en forme de l'énoncé.</text:span></text:p>
        </text:list-item>
      </text:list>
      <text:p text:style-name="P30"/>
      <text:h text:style-name="P12" text:outline-level="2">Écran « Gestion des examens»:</text:h>
      <text:list xml:id="list34403561" text:style-name="L5">
        <text:list-header>
          <text:p text:style-name="P27">Les test apparaissent dans la liste de gauche</text:p>
        </text:list-header>
        <text:list-item>
          <text:p text:style-name="P27">Ajouter un examen avec le bouton « + »en se positionnent sur un test, cela charge la liste de tout les stagiaires.</text:p>
        </text:list-item>
        <text:list-item>
          <text:p text:style-name="P27">Les dates heures de début et fin sont obligatoire ainsi que l'email du destinataire de réponse.</text:p>
        </text:list-item>
        <text:list-item>
          <text:p text:style-name="P27">La validation nécessite qu'au moins un stagiaire soit sélectionné.</text:p>
        </text:list-item>
      </text:list>
      <text:p text:style-name="Text_20_body"/>
      <text:p text:style-name="Paragraphe"/>
      <text:p text:style-name="Paragraphe"/>
      <text:p text:style-name="Paragraphe"/>
      <text:p text:style-name="Paragraphe"/>
      <text:p text:style-name="Paragraphe"/>
      <text:p text:style-name="Paragraphe"/>
      <text:p text:style-name="Paragraphe"/>
      <text:p text:style-name="Paragraphe"/>
      <text:h text:style-name="P17" text:outline-level="1" text:is-list-header="true"/>
      <text:p text:style-name="Standard"><text:bookmark-start text:name="_PictureBullets"/><text:span text:style-name="T1"><draw:frame draw:style-name="fr1" draw:name="images2" text:anchor-type="as-char" svg:width="0.318cm" svg:height="0.318cm" draw:z-index="0"><draw:image xlink:href="Pictures/100002000000000C0000000CB52A6DA9.png" xlink:type="simple" xlink:show="embed" xlink:actuate="onLoad"/></draw:frame></text:span><text:span text:style-name="T1"><draw:frame draw:style-name="fr1" draw:name="images3" text:anchor-type="as-char" svg:width="0.318cm" svg:height="0.318cm" draw:z-index="0"><draw:image xlink:href="Pictures/100002000000000C0000000C98E6EAA1.png" xlink:type="simple" xlink:show="embed" xlink:actuate="onLoad"/></draw:frame></text:span><text:bookmark-end text:name="_PictureBullet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MS Mincho" svg:font-family="'MS Mincho', 'ＭＳ 明朝'" style:font-family-generic="roman"/>
    <style:font-face style:name="Times New Roman1" svg:font-family="'Times New Roman'" style:font-family-generic="roman"/>
    <style:font-face style:name="Lucida Sans Unicode1" svg:font-family="'Lucida Sans Unicode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Paragraphe" style:class="text" style:default-outline-level="1">
      <style:paragraph-properties fo:margin-top="0.423cm" fo:margin-bottom="0.635cm" fo:text-align="justify" style:justify-single-word="false" fo:keep-with-next="always"/>
      <style:text-properties fo:color="#800000" style:font-name="Arial" fo:font-size="16pt" style:text-underline-style="solid" style:text-underline-width="bold" style:text-underline-color="font-color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Paragraphe" style:class="text" style:default-outline-level="2">
      <style:paragraph-properties fo:margin-top="0.423cm" fo:margin-bottom="0.106cm" fo:text-align="justify" style:justify-single-word="false" fo:keep-with-next="always"/>
      <style:text-properties fo:color="#ffcc99" style:font-name="Arial" fo:font-size="14pt" style:text-underline-style="solid" style:text-underline-width="bold" style:text-underline-color="font-color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Paragraphe" style:class="text" style:default-outline-level="3">
      <style:paragraph-properties fo:margin-top="0.423cm" fo:margin-bottom="0.106cm" fo:text-align="justify" style:justify-single-word="false" fo:keep-with-next="always"/>
      <style:text-properties style:font-name="Arial" fo:font-style="italic" style:text-underline-style="solid" style:text-underline-width="bold" style:text-underline-color="font-color" fo:font-weight="bold" style:font-style-asian="italic" style:font-weight-asian="bold" style:font-name-complex="Arial" style:font-weight-complex="bold"/>
    </style:style>
    <style:style style:name="Paragraphe" style:family="paragraph" style:parent-style-name="Standard">
      <style:paragraph-properties fo:margin-left="0cm" fo:margin-right="0cm" fo:margin-top="0.423cm" fo:margin-bottom="0.423cm" fo:text-align="justify" style:justify-single-word="false" fo:text-indent="0.9cm" style:auto-text-indent="false"/>
      <style:text-properties style:font-name="Comic Sans MS" fo:font-size="11pt" style:font-size-asian="11pt"/>
    </style:style>
    <style:style style:name="Liste_20_à_20_puces" style:display-name="Liste à puces" style:family="paragraph" style:parent-style-name="Paragraphe" style:list-style-name="WW8Num2"/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ffcc99" style:font-name="Arial"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ffcc99" style:font-name="Arial" fo:font-weight="bold" style:font-weight-asian="bold"/>
    </style:style>
    <style:style style:name="Commentaire_20_image" style:display-name="Commentaire image" style:family="paragraph" style:parent-style-name="Standard" style:next-style-name="Paragraphe">
      <style:paragraph-properties fo:margin-top="0.212cm" fo:margin-bottom="0.635cm" fo:text-align="center" style:justify-single-word="false"/>
      <style:text-properties fo:font-size="11pt" fo:font-weight="bold" style:font-size-asian="11pt" style:font-weight-asian="bold"/>
    </style:style>
    <style:style style:name="Titre_20_1_20_sans_20_numérotation" style:display-name="Titre 1 sans numérotation" style:family="paragraph" style:parent-style-name="Heading_20_1" style:next-style-name="Paragraphe" style:list-style-name="WW8Num3">
      <style:paragraph-properties fo:text-align="center" style:justify-single-word="false"/>
    </style:style>
    <style:style style:name="Titre_20_2_20_sans_20_numérotation" style:display-name="Titre 2 sans numérotation" style:family="paragraph" style:parent-style-name="Heading_20_2" style:next-style-name="Paragraphe" style:list-style-name="WW8Num3"/>
    <style:style style:name="Titre_20_3_20_sans_20_numérotation" style:display-name="Titre 3 sans numérotation" style:family="paragraph" style:parent-style-name="Heading_20_3" style:next-style-name="Paragraphe" style:list-style-name="WW8Num3"/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Liste_20_à_20_puces_20_2" style:display-name="Liste à puces 2" style:family="paragraph" style:parent-style-name="Paragraphe" style:list-style-name="WW8Num1">
      <style:paragraph-properties fo:margin-top="0.212cm" fo:margin-bottom="0.423cm"/>
    </style:style>
    <style:style style:name="Heading_20_for_20_Summary" style:display-name="Heading for Summary" style:family="paragraph" style:parent-style-name="Standard">
      <style:paragraph-properties fo:margin-top="0.847cm" fo:margin-bottom="0.423cm" fo:text-align="center" style:justify-single-word="false"/>
      <style:text-properties fo:font-weight="bold" style:font-name-asian="Times New Roman" style:font-weight-asian="bold" style:font-size-complex="10pt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  <style:text-properties fo:font-size="11pt" style:font-name-asian="Times New Roman" style:font-size-asian="11pt" style:font-size-complex="10pt"/>
    </style:style>
    <style:style style:name="paragraph" style:family="paragraph" style:parent-style-name="Standard">
      <style:paragraph-properties fo:margin-top="0cm" fo:margin-bottom="0.282cm" fo:text-align="justify" style:justify-single-word="false" fo:keep-together="always"/>
      <style:text-properties style:font-name="Arial" fo:font-size="11pt" fo:language="en" fo:country="GB" style:font-name-asian="Times New Roman" style:font-size-asian="11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WW8Num1z0" style:family="text">
      <style:text-properties fo:color="#000000" style:font-name="Symbol"/>
    </style:style>
    <style:style style:name="WW8Num2z0" style:family="text">
      <style:text-properties fo:color="#000000"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01cm" fo:text-indent="-0.7cm" fo:margin-left="2.5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6cm" fo:text-indent="-0.7cm" fo:margin-left="1.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prefix="." style:num-format="A" style:num-letter-sync="true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prefix="." style:num-suffix="." style:num-format="1" text:display-levels="2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prefix="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prefix="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prefix="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prefix="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prefix="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prefix="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margin-left="0.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sion_20_1" style:display-name="Conversion 1" style:page-layout-name="Mpm2">
      <style:header>
        <text:p text:style-name="Header"/>
      </style:header>
      <style:footer>
        <text:p text:style-name="Footer"/>
      </style:footer>
    </style:master-page>
    <style:master-page style:name="Conversion_20_2" style:display-name="Conversion 2" style:page-layout-name="Mpm2">
      <style:header>
        <text:p text:style-name="Header"/>
      </style:header>
      <style:footer>
        <text:p text:style-name="Footer"/>
      </style:footer>
    </style:master-page>
    <style:master-page style:name="Conversion_20_3" style:display-name="Conversion 3" style:page-layout-name="Mpm2">
      <style:header>
        <text:p text:style-name="Header"/>
      </style:header>
      <style:footer>
        <text:p text:style-name="Footer"/>
      </style:footer>
    </style:master-page>
    <style:master-page style:name="Conversion_20_4" style:display-name="Conversion 4" style:page-layout-name="Mpm3">
      <style:header>
        <text:p text:style-name="Header"/>
      </style:header>
      <style:footer>
        <text:p text:style-name="Footer"/>
      </style:footer>
    </style:master-page>
    <style:master-page style:name="Conversion_20_5" style:display-name="Conversion 5" style:page-layout-name="Mpm3">
      <style:header>
        <text:p text:style-name="Header"/>
      </style:header>
      <style:footer>
        <text:p text:style-name="Footer"/>
      </style:footer>
    </style:master-page>
    <style:master-page style:name="Conversion_20_6" style:display-name="Conversion 6" style:page-layout-name="Mpm2">
      <style:header>
        <text:p text:style-name="Header"/>
      </style:header>
      <style:footer>
        <text:p text:style-name="Footer"/>
      </style:footer>
    </style:master-page>
    <style:master-page style:name="Conversion_20_7" style:display-name="Conversion 7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lan Itération 4</dc:title>
    <meta:initial-creator>Yann Albac</meta:initial-creator>
    <meta:creation-date>2005-01-16T14:37:00</meta:creation-date>
    <dc:creator>bertrand Favreau</dc:creator>
    <dc:date>2011-03-24T16:33:20.58</dc:date>
    <meta:print-date>2004-11-18T23:07:00</meta:print-date>
    <meta:editing-cycles>9</meta:editing-cycles>
    <meta:editing-duration>PT03H43M25S</meta:editing-duration>
    <meta:generator>OpenOffice.org/3.0$Win32 OpenOffice.org_project/300m15$Build-9379</meta:generator>
    <meta:document-statistic meta:table-count="5" meta:image-count="2" meta:object-count="0" meta:page-count="9" meta:paragraph-count="109" meta:word-count="728" meta:character-count="4116"/>
    <meta:user-defined meta:name="Info 1"/>
    <meta:user-defined meta:name="Info 2"/>
    <meta:user-defined meta:name="Info 3"/>
    <meta:user-defined meta:name="Info 4"/>
  </office:meta>
</office:document-meta>
</file>